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04.42mm"/>
    </style:style>
    <style:style style:name="co13" style:family="table-column">
      <style:table-column-properties fo:break-before="auto" style:column-width="90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generate uuid, when reading menu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ght mouse button menu for editing tree items in tree view</text:p>
          </table:table-cell>
          <table:table-cell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04:4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19T16:42:55.940000000</dc:date>
    <meta:editing-duration>P6DT2H25M2S</meta:editing-duration>
    <meta:editing-cycles>36</meta:editing-cycles>
    <meta:generator>LibreOffice/6.3.0.4$Windows_X86_64 LibreOffice_project/057fc023c990d676a43019934386b85b21a9ee99</meta:generator>
    <meta:document-statistic meta:table-count="5" meta:cell-count="91" meta:object-count="0"/>
  </office:meta>
</office:document-meta>
</file>